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4924in" table:align="left"/>
    </style:style>
    <style:style style:name="Table1.A" style:family="table-column">
      <style:table-column-properties style:column-width="2.0951in"/>
    </style:style>
    <style:style style:name="Table1.B" style:family="table-column">
      <style:table-column-properties style:column-width="4.3972in"/>
    </style:style>
    <style:style style:name="Table1.A1" style:family="table-cell">
      <style:table-cell-properties style:vertical-align="middle" fo:padding="0.0194in" fo:border="none"/>
    </style:style>
    <style:style style:name="P1" style:family="paragraph" style:parent-style-name="Text_20_body" style:list-style-name="L1"/>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 <text:span text:style-name="Strong_20_Emphasis">Quenric the Burnt</text:span></text:h>
      <text:p text:style-name="Text_20_body"><text:span text:style-name="Strong_20_Emphasis">Former Apprentice of Celestina Nyxveil</text:span><text:line-break/><text:span text:style-name="Strong_20_Emphasis">Title:</text:span> Experimental Curse-Enchanter | Arcane Eccentric | “Panty-Seer” (unofficial, and deeply regretted)</text:p>
      <text:p text:style-name="Horizontal_20_Line"/>
      <text:h text:style-name="Heading_20_3" text:outline-level="3">🧠 <text:span text:style-name="Strong_20_Emphasis">Background:</text:span></text:h>
      <text:p text:style-name="Text_20_body">Quenric was once Celestina Nyxveil’s apprentice, drawn to the obscure field of hexes and curse manipulation. While he shared her curiosity, his ambition led him down an even more unorthodox path—<text:span text:style-name="Strong_20_Emphasis">fusing curses with enchantment magic</text:span> in hopes of using curses as a source of <text:span text:style-name="Emphasis">positive, persistent magical utility</text:span>.</text:p>
      <text:p text:style-name="Text_20_body">Eventually, Quenric left Celestina’s tutelage to pursue his controversial theories independently. His latest breakthrough—a self-sustaining perception-enhancing curse—works... sort of. It does grant him insight into unseen forces and hidden phenomena, but it does so filtered through his <text:span text:style-name="Strong_20_Emphasis">own subconscious</text:span>, resulting in unpredictable and embarrassing side effects.</text:p>
      <text:p text:style-name="Horizontal_20_Line"/>
      <text:h text:style-name="Heading_20_3" text:outline-level="3">✨ <text:span text:style-name="Strong_20_Emphasis">Magical Concept: Curse-Enhanced Perception</text:span></text:h>
      <text:list text:style-name="L1">
        <text:list-item>
          <text:p text:style-name="P1">Curses are typically harmful and chaotic.</text:p>
        </text:list-item>
        <text:list-item>
          <text:p text:style-name="P1">Enchantment is precise and controlled.</text:p>
        </text:list-item>
        <text:list-item>
          <text:p text:style-name="P1">Quenric’s fusion attempts to <text:span text:style-name="Strong_20_Emphasis">force a curse into behaving constructively</text:span>, giving him knowledge <text:span text:style-name="Strong_20_Emphasis">without conscious magical effort</text:span>.</text:p>
        </text:list-item>
        <text:list-item>
          <text:p text:style-name="P1">The downside: the curse “wants” to be inconvenient, so it manifests knowledge in <text:span text:style-name="Strong_20_Emphasis">bizarre ways</text:span>.</text:p>
        </text:list-item>
      </text:list>
      <text:p text:style-name="Horizontal_20_Line"/>
      <text:h text:style-name="Heading_20_3" text:outline-level="3">🌀 <text:span text:style-name="Strong_20_Emphasis">Side Effects of His Experimental Curse:</text:span></text:h>
      <table:table table:name="Table1" table:style-name="Table1">
        <table:table-column table:style-name="Table1.A"/>
        <table:table-column table:style-name="Table1.B"/>
        <table:table-header-rows>
          <table:table-row>
            <table:table-cell table:style-name="Table1.A1" office:value-type="string">
              <text:p text:style-name="Table_20_Heading">Symptom</text:p>
            </table:table-cell>
            <table:table-cell table:style-name="Table1.A1" office:value-type="string">
              <text:p text:style-name="Table_20_Heading">What It (Usually) Means</text:p>
            </table:table-cell>
          </table:table-row>
        </table:table-header-rows>
        <table:table-row>
          <table:table-cell table:style-name="Table1.A1" office:value-type="string">
            <text:p text:style-name="Table_20_Contents">Glowing hand (pink, red, etc.)</text:p>
          </table:table-cell>
          <table:table-cell table:style-name="Table1.A1" office:value-type="string">
            <text:p text:style-name="Table_20_Contents">Emotional resonance nearby (especially underwear)</text:p>
          </table:table-cell>
        </table:table-row>
        <table:table-row>
          <table:table-cell table:style-name="Table1.A1" office:value-type="string">
            <text:p text:style-name="Table_20_Contents">Wet socks</text:p>
          </table:table-cell>
          <table:table-cell table:style-name="Table1.A1" office:value-type="string">
            <text:p text:style-name="Table_20_Contents">Area is waterlogged or flooded</text:p>
          </table:table-cell>
        </table:table-row>
        <table:table-row>
          <table:table-cell table:style-name="Table1.A1" office:value-type="string">
            <text:p text:style-name="Table_20_Contents">Floating forks</text:p>
          </table:table-cell>
          <table:table-cell table:style-name="Table1.A1" office:value-type="string">
            <text:p text:style-name="Table_20_Contents">Horse is nearby</text:p>
          </table:table-cell>
        </table:table-row>
        <table:table-row>
          <table:table-cell table:style-name="Table1.A1" office:value-type="string">
            <text:p text:style-name="Table_20_Contents">Sudden flatulence</text:p>
          </table:table-cell>
          <table:table-cell table:style-name="Table1.A1" office:value-type="string">
            <text:p text:style-name="Table_20_Contents">Danger is near</text:p>
          </table:table-cell>
        </table:table-row>
        <table:table-row>
          <table:table-cell table:style-name="Table1.A1" office:value-type="string">
            <text:p text:style-name="Table_20_Contents">Eye twitch</text:p>
          </table:table-cell>
          <table:table-cell table:style-name="Table1.A1" office:value-type="string">
            <text:p text:style-name="Table_20_Contents">Nearby entity with latent magic</text:p>
          </table:table-cell>
        </table:table-row>
        <table:table-row>
          <table:table-cell table:style-name="Table1.A1" office:value-type="string">
            <text:p text:style-name="Table_20_Contents">Humming in his ears</text:p>
          </table:table-cell>
          <table:table-cell table:style-name="Table1.A1" office:value-type="string">
            <text:p text:style-name="Table_20_Contents">Someone nearby is romantically fixated on someone (often him)</text:p>
          </table:table-cell>
        </table:table-row>
        <table:table-row>
          <table:table-cell table:style-name="Table1.A1" office:value-type="string">
            <text:p text:style-name="Table_20_Contents">Sneezing</text:p>
          </table:table-cell>
          <table:table-cell table:style-name="Table1.A1" office:value-type="string">
            <text:p text:style-name="Table_20_Contents">Someone is lying</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04T14:49:11.999410073</meta:creation-date>
    <dc:date>2025-07-04T14:49:38.438399859</dc:date>
    <meta:editing-duration>PT27S</meta:editing-duration>
    <meta:editing-cycles>1</meta:editing-cycles>
    <meta:document-statistic meta:table-count="1" meta:image-count="0" meta:object-count="0" meta:page-count="1" meta:paragraph-count="27" meta:word-count="235" meta:character-count="1589" meta:non-whitespace-character-count="1388"/>
    <meta:generator>LibreOffice/25.2.4.3$Linux_X86_64 LibreOffice_project/520$Build-3</meta:generator>
  </office:meta>
</office:document-meta>
</file>